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98cm" fo:margin-left="0cm" table:align="left"/>
    </style:style>
    <style:style style:name="Tableau1.A" style:family="table-column">
      <style:table-column-properties style:column-width="2.51cm"/>
    </style:style>
    <style:style style:name="Tableau1.B" style:family="table-column">
      <style:table-column-properties style:column-width="1.988cm"/>
    </style:style>
    <style:style style:name="Tableau1.C" style:family="table-column">
      <style:table-column-properties style:column-width="2.196cm"/>
    </style:style>
    <style:style style:name="Tableau1.D" style:family="table-column">
      <style:table-column-properties style:column-width="2.805cm"/>
    </style:style>
    <style:style style:name="Tableau1.E" style:family="table-column">
      <style:table-column-properties style:column-width="2.011cm"/>
    </style:style>
    <style:style style:name="Tableau1.F" style:family="table-column">
      <style:table-column-properties style:column-width="3.096cm"/>
    </style:style>
    <style:style style:name="Tableau1.G"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3541d" officeooo:paragraph-rsid="0003541d"/>
    </style:style>
    <style:style style:name="P5" style:family="paragraph" style:parent-style-name="Standard">
      <style:text-properties officeooo:rsid="00054dfc" officeooo:paragraph-rsid="00054dfc"/>
    </style:style>
    <style:style style:name="P6" style:family="paragraph" style:parent-style-name="Standard">
      <style:text-properties officeooo:rsid="0006f535" officeooo:paragraph-rsid="0006f535"/>
    </style:style>
    <style:style style:name="P7" style:family="paragraph" style:parent-style-name="Standard">
      <style:text-properties officeooo:rsid="0008e655" officeooo:paragraph-rsid="0008e655"/>
    </style:style>
    <style:style style:name="P8" style:family="paragraph" style:parent-style-name="Standard">
      <style:text-properties officeooo:rsid="000b4224" officeooo:paragraph-rsid="000b4224"/>
    </style:style>
    <style:style style:name="P9" style:family="paragraph" style:parent-style-name="Standard">
      <style:text-properties officeooo:rsid="000fb5c3" officeooo:paragraph-rsid="000fb5c3"/>
    </style:style>
    <style:style style:name="P10" style:family="paragraph" style:parent-style-name="Standard">
      <style:text-properties officeooo:rsid="00102ec8" officeooo:paragraph-rsid="00102ec8"/>
    </style:style>
    <style:style style:name="P11" style:family="paragraph" style:parent-style-name="Standard">
      <style:text-properties officeooo:rsid="001154cc" officeooo:paragraph-rsid="001154cc"/>
    </style:style>
    <style:style style:name="P12" style:family="paragraph" style:parent-style-name="Standard">
      <style:text-properties officeooo:rsid="00131ac2" officeooo:paragraph-rsid="00131ac2"/>
    </style:style>
    <style:style style:name="P13" style:family="paragraph" style:parent-style-name="Table_20_Contents">
      <style:text-properties officeooo:rsid="001154cc" officeooo:paragraph-rsid="001154cc"/>
    </style:style>
    <style:style style:name="P14" style:family="paragraph" style:parent-style-name="Table_20_Contents">
      <style:text-properties officeooo:rsid="001485ee" officeooo:paragraph-rsid="001485ee"/>
    </style:style>
    <style:style style:name="P15" style:family="paragraph" style:parent-style-name="Standard">
      <style:text-properties officeooo:rsid="001154cc" officeooo:paragraph-rsid="001154cc"/>
    </style:style>
    <style:style style:name="P16" style:family="paragraph" style:parent-style-name="Standard">
      <style:text-properties officeooo:rsid="0015809e" officeooo:paragraph-rsid="0015809e"/>
    </style:style>
    <style:style style:name="P17" style:family="paragraph" style:parent-style-name="Standard">
      <style:text-properties officeooo:rsid="00102ec8" officeooo:paragraph-rsid="00102ec8"/>
    </style:style>
    <style:style style:name="P18" style:family="paragraph" style:parent-style-name="Standard">
      <style:text-properties officeooo:rsid="00017469" officeooo:paragraph-rsid="00017469"/>
    </style:style>
    <style:style style:name="T1" style:family="text">
      <style:text-properties officeooo:rsid="0003541d"/>
    </style:style>
    <style:style style:name="T2" style:family="text">
      <style:text-properties officeooo:rsid="00054dfc"/>
    </style:style>
    <style:style style:name="T3" style:family="text">
      <style:text-properties officeooo:rsid="00075fe6"/>
    </style:style>
    <style:style style:name="T4" style:family="text">
      <style:text-properties officeooo:rsid="0008e655"/>
    </style:style>
    <style:style style:name="T5" style:family="text">
      <style:text-properties officeooo:rsid="000cb0de"/>
    </style:style>
    <style:style style:name="T6" style:family="text">
      <style:text-properties officeooo:rsid="000dfd11"/>
    </style:style>
    <style:style style:name="T7" style:family="text">
      <style:text-properties officeooo:rsid="00102ec8"/>
    </style:style>
    <style:style style:name="T8" style:family="text">
      <style:text-properties style:text-line-through-style="none" style:text-line-through-type="none"/>
    </style:style>
    <style:style style:name="T9" style:family="text">
      <style:text-properties officeooo:rsid="001154cc"/>
    </style:style>
    <style:style style:name="T10" style:family="text">
      <style:text-properties officeooo:rsid="0015809e"/>
    </style:style>
    <style:style style:name="T11" style:family="text">
      <style:text-properties officeooo:rsid="001584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pitch : un FTL marin Steampunk <text:span text:style-name="T6">(l’occasion de réscuciter ma musique Rebecca)</text:span></text:p>
      <text:p text:style-name="P1"/>
      <text:p text:style-name="P1"/>
      <text:p text:style-name="P1">1) Questions</text:p>
      <text:p text:style-name="P1"/>
      <text:p text:style-name="P6">Pirate réaliste ou fantasie (steampunk)</text:p>
      <text:p text:style-name="P1"/>
      <text:p text:style-name="P1"/>
      <text:p text:style-name="P1">2) Epics</text:p>
      <text:p text:style-name="P1"/>
      <text:p text:style-name="P1">- navigation <text:span text:style-name="T11">(stratégique)</text:span></text:p>
      <text:p text:style-name="P1">- <text:span text:style-name="T7">Marine Royale (jours d’avance)</text:span></text:p>
      <text:p text:style-name="P1">- combat : manoeuvres ?</text:p>
      <text:p text:style-name="P1">- systemes du vaisseau</text:p>
      <text:p text:style-name="P1">- commerce : <text:span text:style-name="T3">marchandises</text:span> <text:span text:style-name="T3">(</text:span>peche, <text:span text:style-name="T3">or, </text:span>...<text:span text:style-name="T3">)</text:span></text:p>
      <text:p text:style-name="P1">- équipage</text:p>
      <text:p text:style-name="P1">- <text:span text:style-name="T7">fidélité</text:span></text:p>
      <text:p text:style-name="P1">- ressources : poissons</text:p>
      <text:p text:style-name="P1">- <text:span text:style-name="T10">inondation des salles</text:span></text:p>
      <text:p text:style-name="P1"/>
      <text:p text:style-name="P1"/>
      <text:p text:style-name="P1">3) Navigation</text:p>
      <text:p text:style-name="P1"/>
      <text:p text:style-name="P1">Carte avec des points reliés vs free roaming</text:p>
      <text:p text:style-name="P1">Océans vs iles (points d’intérêt)</text:p>
      <text:p text:style-name="P1"/>
      <text:p text:style-name="P10">4) Marine Royale</text:p>
      <text:p text:style-name="P9">On est poursuivis par la Marine Royale (comme dans FTL) : la distance avec eux varie (en nombre de jours d’avance) selon :</text:p>
      <text:p text:style-name="P9">- le temps passé sur les événements (chaque action a un coût en nombre de jours)</text:p>
      <text:p text:style-name="P9">- est-ce qu’on est repérés ou pas (navire de la Marine qui s’enfuit, <text:span text:style-name="T7">attaque de ports, survivants</text:span> non exécutés : en le laissant partir, il peut soit nous trahir, soit au contraire les ralentir en leur indiquant une mauvaise route<text:span text:style-name="T7">)</text:span></text:p>
      <text:p text:style-name="P1"/>
      <text:p text:style-name="P1"><text:span text:style-name="T7">4</text:span>) Equipage</text:p>
      <text:p text:style-name="P1"/>
      <text:p text:style-name="P1">Talents :</text:p>
      <text:p text:style-name="P1">- navigation</text:p>
      <text:p text:style-name="P1">- combat <text:span text:style-name="T1">mêlée</text:span></text:p>
      <text:p text:style-name="P1">- cuisine</text:p>
      <text:p text:style-name="P1">- <text:span text:style-name="T1">balistique</text:span></text:p>
      <text:p text:style-name="P1">- pêche</text:p>
      <text:p text:style-name="P1">- <text:span text:style-name="T1">soins</text:span></text:p>
      <text:p text:style-name="P1"/>
      <text:p text:style-name="P1"><text:span text:style-name="T7">5</text:span>) Systèmes du vaisseau</text:p>
      <text:p text:style-name="P1"/>
      <text:p text:style-name="P1">- arme</text:p>
      <text:p text:style-name="P1">- stock de munitions</text:p>
      <text:p text:style-name="P1">- gouvernail (salle de commandement)</text:p>
      <text:p text:style-name="P1"><text:soft-page-break/>- salle des machines (propulsion) <text:span text:style-name="T2">ou bien voiles = vitesse, manoeuvrabilité ?</text:span></text:p>
      <text:p text:style-name="P1">- <text:span text:style-name="T1">infirmerie</text:span></text:p>
      <text:p text:style-name="P1"/>
      <text:p text:style-name="P5">[global]</text:p>
      <text:p text:style-name="P5">- blindage</text:p>
      <text:p text:style-name="P5"/>
      <text:p text:style-name="P4">[hors combat]</text:p>
      <text:p text:style-name="P3">- cuisines (lutte contre la faim)</text:p>
      <text:p text:style-name="P2">- dortoirs (nombre équipage)</text:p>
      <text:p text:style-name="P2">- <text:span text:style-name="T4">cannots de sauvetage (prisonniers et réfugiés) + ou - nombreux</text:span></text:p>
      <text:p text:style-name="P1"/>
      <text:p text:style-name="P1"><text:span text:style-name="T7">6</text:span>) Combat</text:p>
      <text:p text:style-name="P1"/>
      <text:p text:style-name="P1">Tour par tour ou Temps réel comme FTL ?</text:p>
      <text:p text:style-name="P1">Manoeuvres ? (flanking…)</text:p>
      <text:p text:style-name="P1"/>
      <text:p text:style-name="P1"/>
      <text:p text:style-name="P7"><text:span text:style-name="T7">7</text:span>) Ressources</text:p>
      <text:p text:style-name="P7"/>
      <text:p text:style-name="P7">Or</text:p>
      <text:p text:style-name="P11">Nourriture (poissons issus de la pêche notamment)</text:p>
      <text:p text:style-name="P11">Pièces mécaniques</text:p>
      <text:p text:style-name="P11">Boulets de canon</text:p>
      <text:p text:style-name="P16">Fidélité de l’équipage</text:p>
      <text:p text:style-name="P16">Jours d’avance sur la Marine Royale</text:p>
      <text:p text:style-name="P7"/>
      <text:p text:style-name="P8">Equipage <text:span text:style-name="T5">(on peut marchander des hommes des équipages : acheter, vendre, louer des mercenaires).</text:span></text:p>
      <text:p text:style-name="P10">Il y a trois sortes d’équipage :</text:p>
      <text:p text:style-name="P10">- pirate : coûte de l’or et de la nourriture, très bon, très fidèle tant qu’il est payé</text:p>
      <text:p text:style-name="P10">- civil : coûte de la nourriture, moyennement fidèle, moyennement bon</text:p>
      <text:p text:style-name="P10">- esclave : coûte peu de nourriture, pas fidèle, <text:span text:style-name="T9">pas très bon, mais vient gonfler les rangs</text:span></text:p>
      <text:p text:style-name="P10">- mecha : coûte <text:span text:style-name="T9">des pièces mécaniques</text:span>, complètement fidèle, <text:span text:style-name="T9">presque aussi bon qu’un pirate</text:span></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13"/>
          </table:table-cell>
          <table:table-cell table:style-name="Tableau1.A1" office:value-type="string">
            <text:p text:style-name="P13">Coût en nourriture</text:p>
          </table:table-cell>
          <table:table-cell table:style-name="Tableau1.A1" office:value-type="string">
            <text:p text:style-name="P13">Coût en Or</text:p>
          </table:table-cell>
          <table:table-cell table:style-name="Tableau1.A1" office:value-type="string">
            <text:p text:style-name="P13">Coût en pièces mécaniques</text:p>
          </table:table-cell>
          <table:table-cell table:style-name="Tableau1.A1" office:value-type="string">
            <text:p text:style-name="P13">Efficacité</text:p>
          </table:table-cell>
          <table:table-cell table:style-name="Tableau1.A1" office:value-type="string">
            <text:p text:style-name="P13">Peut se revendre contre de l’Or</text:p>
          </table:table-cell>
          <table:table-cell table:style-name="Tableau1.G1" office:value-type="string">
            <text:p text:style-name="P14">Module requis</text:p>
          </table:table-cell>
        </table:table-row>
        <table:table-row>
          <table:table-cell table:style-name="Tableau1.A2" office:value-type="string">
            <text:p text:style-name="P13">Pirate</text:p>
          </table:table-cell>
          <table:table-cell table:style-name="Tableau1.A2" office:value-type="string">
            <text:p text:style-name="P13">2</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3">20%</text:p>
          </table:table-cell>
          <table:table-cell table:style-name="Tableau1.A2" office:value-type="string">
            <text:p text:style-name="P13">non</text:p>
          </table:table-cell>
          <table:table-cell table:style-name="Tableau1.G2" office:value-type="string">
            <text:p text:style-name="P14">Crew quarter</text:p>
          </table:table-cell>
        </table:table-row>
        <table:table-row>
          <table:table-cell table:style-name="Tableau1.A2" office:value-type="string">
            <text:p text:style-name="P13">Civil</text:p>
          </table:table-cell>
          <table:table-cell table:style-name="Tableau1.A2" office:value-type="string">
            <text:p text:style-name="P13">2</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10%</text:p>
          </table:table-cell>
          <table:table-cell table:style-name="Tableau1.A2" office:value-type="string">
            <text:p text:style-name="P13">non</text:p>
          </table:table-cell>
          <table:table-cell table:style-name="Tableau1.G2" office:value-type="string">
            <text:p text:style-name="P14">Crew quarter</text:p>
          </table:table-cell>
        </table:table-row>
        <table:table-row>
          <table:table-cell table:style-name="Tableau1.A2" office:value-type="string">
            <text:p text:style-name="P13">Esclave</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5%</text:p>
          </table:table-cell>
          <table:table-cell table:style-name="Tableau1.A2" office:value-type="string">
            <text:p text:style-name="P13">oui</text:p>
          </table:table-cell>
          <table:table-cell table:style-name="Tableau1.G2" office:value-type="string">
            <text:p text:style-name="P14">Crew quarter</text:p>
          </table:table-cell>
        </table:table-row>
        <table:table-row>
          <table:table-cell table:style-name="Tableau1.A2" office:value-type="string">
            <text:p text:style-name="P13">Mecha</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15%</text:p>
          </table:table-cell>
          <table:table-cell table:style-name="Tableau1.A2" office:value-type="string">
            <text:p text:style-name="P13">oui</text:p>
          </table:table-cell>
          <table:table-cell table:style-name="Tableau1.G2" office:value-type="string">
            <text:p text:style-name="P14">Hangar à mecha</text:p>
          </table:table-cell>
        </table:table-row>
      </table:table>
      <text:p text:style-name="P10"/>
      <text:p text:style-name="P11">On en déduit les valeurs marchandes des ressources :</text:p>
      <text:p text:style-name="P11"/>
      <text:p text:style-name="P11">Nourriture = 1</text:p>
      <text:p text:style-name="P11">Or = 2</text:p>
      <text:p text:style-name="P11">Pièces mécaniques = 3</text:p>
      <text:p text:style-name="P11"/>
      <text:p text:style-name="P10"><text:soft-page-break/>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6">La fidélité augment (ou diminue) aussi l’efficacité de l’équipage (+/- X%).</text:p>
      <text:p text:style-name="P10">Les mercenaires sont très fidèles tant qu’il ya de l’Or, et très infidèles s’il n’y a plus d’Or pour les payer.</text:p>
      <text:p text:style-name="P10">Taux de fidélité trop bas = risque de mutinerie = chance de GAME OVER / chance aussi de retourner la situation et de faire exécuter ou non <text:span text:style-name="T8">les mutins.</text:span></text:p>
      <text:p text:style-name="P10"/>
      <text:p text:style-name="P9">Reliques (cargaison) – donne un bonus passif</text:p>
      <text:p text:style-name="P8"/>
      <text:p text:style-name="P9">7) Topologie des lieux</text:p>
      <text:p text:style-name="P9"/>
      <text:p text:style-name="P9">- Navire de la Marine Royale</text:p>
      <text:p text:style-name="P9">- Navire pirate</text:p>
      <text:p text:style-name="P9">- Navire civil</text:p>
      <text:p text:style-name="P9">- Navire marchand (boutique)</text:p>
      <text:p text:style-name="P9">- Port civil fortifié</text:p>
      <text:p text:style-name="P9">- Port marchand (boutique)</text:p>
      <text:p text:style-name="P9">- Monstre marin (combat ? Ou bien perte sèche avec gain d’XP)</text:p>
      <text:p text:style-name="P9">- Île déserte →<text:span text:style-name="T9"> Or</text:span>, malédiction, ennemis qui font gagner de l’XP en combat et du loot</text:p>
      <text:p text:style-name="P9">- Tempête (gameplay exotique de navigation ? Ou bien perte sèche avec gain d’XP)</text:p>
      <text:p text:style-name="P9">- Survivants à sauver ou <text:span text:style-name="T7">exécuter (sur la planche) ou enrôler (faible fidélité)</text:span></text:p>
      <text:p text:style-name="P9">- Homme tombé à l’eau (sauver avec un cannot ? = perte de temps)</text:p>
      <text:p text:style-name="P9">- <text:span text:style-name="T9">Lieu de pêche (baleine, bancs de poissons) → nourriture</text:span></text:p>
      <text:p text:style-name="P9">- <text:span text:style-name="T9">Epave à démembrer → pièces mécaniques (et parfois de l’or)</text:span></text:p>
      <text:p text:style-name="P9"/>
      <text:p text:style-name="P12">Les choix multiples s’effectuent via des tuiles :</text:p>
      <text:p text:style-name="P12">- non survolée = grisée et image figée</text:p>
      <text:p text:style-name="P12">- survolée = couleur et une vidéo de l’événement se joue, ce qui permet de visionner l’événement potentiel (ex: saut d’une planche pour nourrir les requin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9-01-02T20:50:04.816000000</dc:date>
    <meta:editing-duration>PT25M59S</meta:editing-duration>
    <meta:editing-cycles>15</meta:editing-cycles>
    <meta:document-statistic meta:table-count="1" meta:image-count="0" meta:object-count="0" meta:page-count="3" meta:paragraph-count="116" meta:word-count="690" meta:character-count="3857" meta:non-whitespace-character-count="3282"/>
  </office:meta>
</office:document-meta>
</file>